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get.getReferringUR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addReferring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DerivedTarget( String originalLink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arget.setExtraExtension( String 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get.getParen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Original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confirm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Referring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followLin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TranslatedURI( String 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arge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get.get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AuthlessD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FollowLinks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Mime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get.getDeparameterized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Target( String type , String sourceURI , String d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ConfirmExtension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PageURI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rget.getOriginal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Defaul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rget.getDestinationURI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Target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setParen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Target( String type , String root , String sourceURI , String dest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rget.Target( String sourceURI , String d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get.mangle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rget.setLogger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